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SchemaResolver.resolveEntity( XMLResourceIdentifier resourceIdentifi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ModelImpl.isCompatible( QName type1 , QName type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hemaModel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ModelImpl.knowsElementType( QName ele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ModelImpl.knowsSchemaType( QName schem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ModelImpl.isSimpleType( QNam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SchemaResolver.put( URI uri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ModelImpl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ErrorHandler.handleError( DOMError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ModelImpl.SchemaModelImpl( XS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ModelImpl.newModel( Map &lt; URI , byte [ ] &gt; schema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